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YuGothic, 'Hiragino Kaku Gothic ProN', Meiryo, sans-serif"/>
    <style:font-face style:name="Tahoma1" svg:font-family="Tahoma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Standard">
      <style:paragraph-properties fo:text-align="center" style:justify-single-word="false"/>
      <style:text-properties officeooo:rsid="00033d94" officeooo:paragraph-rsid="00033d94" style:language-asian="ja" style:country-asian="JP"/>
    </style:style>
    <style:style style:name="P3" style:family="paragraph" style:parent-style-name="Standard">
      <style:paragraph-properties fo:text-align="end" style:justify-single-word="false"/>
      <style:text-properties officeooo:rsid="00033d94" officeooo:paragraph-rsid="00033d94" style:language-asian="ja" style:country-asian="JP"/>
    </style:style>
    <style:style style:name="P4" style:family="paragraph" style:parent-style-name="Standard">
      <style:paragraph-properties fo:text-align="center" style:justify-single-word="false"/>
      <style:text-properties officeooo:rsid="000f7fcf" officeooo:paragraph-rsid="000f7fcf" style:language-asian="ja" style:country-asian="JP"/>
    </style:style>
    <style:style style:name="P5" style:family="paragraph" style:parent-style-name="Standard">
      <style:paragraph-properties fo:text-align="center" style:justify-single-word="false"/>
      <style:text-properties officeooo:rsid="00123518" officeooo:paragraph-rsid="00123518" style:language-asian="ja" style:country-asian="JP"/>
    </style:style>
    <style:style style:name="P6" style:family="paragraph" style:parent-style-name="Standard">
      <style:paragraph-properties fo:text-align="end" style:justify-single-word="false"/>
      <style:text-properties fo:font-variant="normal" fo:text-transform="none" fo:color="#222222" fo:letter-spacing="normal" officeooo:rsid="001ce987" officeooo:paragraph-rsid="00033d94" style:font-name-asian="sans-serif" style:font-size-asian="11.25pt" style:language-asian="ja" style:country-asian="JP" style:font-style-asian="normal" style:font-weight-asian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officeooo:rsid="001ce987" officeooo:paragraph-rsid="00033d94" style:font-name-asian="sans-serif" style:font-size-asian="11.25pt" style:language-asian="ja" style:country-asian="JP" style:font-style-asian="normal" style:font-weight-asian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officeooo:rsid="0027ff08" officeooo:paragraph-rsid="0027ff08" style:font-name-asian="sans-serif" style:font-size-asian="11.25pt" style:language-asian="ja" style:country-asian="JP" style:font-style-asian="normal" style:font-weight-asian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officeooo:rsid="0026bd36" officeooo:paragraph-rsid="0026bd36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rsid="001ce987" officeooo:paragraph-rsid="0026bd36" style:font-name-asian="sans-serif" style:font-size-asian="11.25pt" style:language-asian="ja" style:country-asian="JP" style:font-style-asian="normal" style:font-weight-asian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rsid="0026bd36" officeooo:paragraph-rsid="0026bd36" style:font-name-asian="sans-serif" style:font-size-asian="11.25pt" style:language-asian="ja" style:country-asian="JP" style:font-style-asian="normal" style:font-weight-asian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rsid="0026bd36" officeooo:paragraph-rsid="0028e525" style:font-name-asian="sans-serif" style:font-size-asian="11.25pt" style:language-asian="ja" style:country-asian="JP" style:font-style-asian="normal" style:font-weight-asian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rsid="0028e525" officeooo:paragraph-rsid="0028e525" style:font-name-asian="sans-serif" style:font-size-asian="11.25pt" style:language-asian="ja" style:country-asian="JP" style:font-style-asian="normal" style:font-weight-asian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Arial1" fo:letter-spacing="normal" fo:font-style="normal" fo:font-weight="bold" officeooo:rsid="001ce987" officeooo:paragraph-rsid="00033d94" style:font-name-asian="sans-serif" style:font-size-asian="11.25pt" style:language-asian="ja" style:country-asian="JP" style:font-style-asian="normal" style:font-weight-asian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Arial1" fo:letter-spacing="normal" fo:font-style="normal" fo:font-weight="bold" officeooo:rsid="001ce987" officeooo:paragraph-rsid="0028e525" style:font-name-asian="sans-serif" style:font-size-asian="11.25pt" style:language-asian="ja" style:country-asian="JP" style:font-style-asian="normal" style:font-weight-asian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Arial1" fo:letter-spacing="normal" fo:font-style="normal" fo:font-weight="normal" officeooo:rsid="002cae11" officeooo:paragraph-rsid="0028e525" style:font-name-asian="sans-serif" style:font-size-asian="11.25pt" style:language-asian="ja" style:country-asian="JP" style:font-style-asian="normal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Arial1" fo:letter-spacing="normal" fo:font-style="normal" fo:font-weight="normal" officeooo:rsid="002cae11" officeooo:paragraph-rsid="002cae11" style:font-name-asian="sans-serif" style:font-size-asian="11.25pt" style:language-asian="ja" style:country-asian="JP" style:font-style-asian="normal" style:font-weight-asian="normal" style:font-weight-complex="normal"/>
    </style:style>
    <style:style style:name="T1" style:family="text">
      <style:text-properties officeooo:rsid="0004f664"/>
    </style:style>
    <style:style style:name="T2" style:family="text">
      <style:text-properties officeooo:rsid="0025c2f4"/>
    </style:style>
    <style:style style:name="T3" style:family="text">
      <style:text-properties fo:color="#000000" style:font-name-asian="sans-serif" style:font-size-asian="11.25pt" style:language-asian="ja" style:country-asian="JP" style:font-style-asian="normal" style:font-weight-asian="normal"/>
    </style:style>
    <style:style style:name="T4" style:family="text">
      <style:text-properties fo:color="#000000" officeooo:rsid="001ce987" style:font-name-asian="sans-serif" style:font-size-asian="11.25pt" style:language-asian="ja" style:country-asian="JP" style:font-style-asian="normal" style:font-weight-asian="normal"/>
    </style:style>
    <style:style style:name="T5" style:family="text">
      <style:text-properties style:font-name-asian="Times New Roman"/>
    </style:style>
    <style:style style:name="T6" style:family="text">
      <style:text-properties fo:font-weight="normal" style:font-weight-complex="normal"/>
    </style:style>
    <style:style style:name="T7" style:family="text">
      <style:text-properties fo:font-weight="normal" officeooo:rsid="002cae11" style:font-weight-complex="normal"/>
    </style:style>
    <style:style style:name="T8" style:family="text">
      <style:text-properties officeooo:rsid="002ea5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株式会社日本ファルコム様</text:p>
      <text:p text:style-name="P1"/>
      <text:p text:style-name="P4">軌跡シリーズに取り入れたいもの</text:p>
      <text:p text:style-name="P5">時限技「タイマークラフト/アーツ」</text:p>
      <text:p text:style-name="P2"/>
      <text:p text:style-name="P3">令和2年<text:span text:style-name="T8">4</text:span>月<text:span text:style-name="T2">1</text:span>日</text:p>
      <text:p text:style-name="P3">宮坂　冬哉</text:p>
      <text:p text:style-name="P6"/>
      <text:p text:style-name="P7">・時限技　概要</text:p>
      <text:p text:style-name="P7"/>
      <text:p text:style-name="P7">時限技は「<text:span text:style-name="T5">一定</text:span>ターン経過後に発動するクラフト/アーツ」です。</text:p>
      <text:p text:style-name="P7">これを取り入れることでATとのかみ合い、EP/CP管理、ブレイクゲージ管理等、よりバトルの戦略性が増します。</text:p>
      <text:p text:style-name="P7">時限技には発動後の硬直はありません。</text:p>
      <text:p text:style-name="P7"/>
      <text:p text:style-name="P7">・バトルの流れ</text:p>
      <text:p text:style-name="P7"/>
      <text:p text:style-name="P8">バトルでの流れは</text:p>
      <text:p text:style-name="P8"/>
      <text:p text:style-name="P8">自分のターン</text:p>
      <text:p text:style-name="P8">↓</text:p>
      <text:p text:style-name="P8">時限技を行う(タイマークラフトとアーツは片方しか行えません)</text:p>
      <text:p text:style-name="P8">↓</text:p>
      <text:p text:style-name="P8">攻撃などを行う(時限技を行っていても攻撃可能)</text:p>
      <text:p text:style-name="P8">↓</text:p>
      <text:p text:style-name="P8">ターン終了</text:p>
      <text:p text:style-name="P8"/>
      <text:p text:style-name="P7"/>
      <text:p text:style-name="P7">・時限技　タイマークラフト　例</text:p>
      <text:p text:style-name="P10">　</text:p>
      <text:p text:style-name="P10">　背水之陣</text:p>
      <text:p text:style-name="P10">　使用者：リィン・シュバルツァー</text:p>
      <text:p text:style-name="P9"><text:span text:style-name="T4">　消費CP：</text:span><text:span text:style-name="T3">50</text:span></text:p>
      <text:p text:style-name="P11">　効果：5ターン経過後、攻撃(威力A+、ブレイクS崩し有効)：直線M</text:p>
      <text:p text:style-name="P11"/>
      <text:p text:style-name="P12">　義気凛然</text:p>
      <text:p text:style-name="P12">　使用者：ラウラ・S・アルゼイド</text:p>
      <text:p text:style-name="P13">　消費CP：60</text:p>
      <text:p text:style-name="P13">　効果：4ターン経過後、4ターンCP+20を自身に付与</text:p>
      <text:p text:style-name="P14"/>
      <text:p text:style-name="P14">・時限技　タイマーアーツ　例</text:p>
      <text:p text:style-name="P14"/>
      <text:p text:style-name="P14">　トリガーハッピー</text:p>
      <text:p text:style-name="P15">　使用者：エマ・ミルスティン</text:p>
      <text:p text:style-name="P15">　消費<text:span text:style-name="T6">EP：</text:span><text:span text:style-name="T7">50</text:span></text:p>
      <text:p text:style-name="P16">　効果：4ターン経過後、次に発動するアーツを消費EP０にし、即発動可にする</text:p>
      <text:p text:style-name="P16"/>
      <text:p text:style-name="P16">　オーバーチャージ</text:p>
      <text:p text:style-name="P16">　使用者：ユウナ・クロフォード、ロイド・バニングス</text:p>
      <text:p text:style-name="P16">　消費EP：100</text:p>
      <text:p text:style-name="P16">　効果：5ターン経過後、次に発動するクラフトの効果を上昇させる</text:p>
      <text:p text:style-name="P16">　　　　例：クロスブレイク(威力C+、ブレイクS+、崩し+5%)：円M 駆動解除100% 気絶20%</text:p>
      <text:p text:style-name="P17">　　　　　→(威力B、ブレイクSS、崩し+15%)：円M 駆動解除100% 気絶30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YuGothic, 'Hiragino Kaku Gothic ProN', Meiryo, sans-serif"/>
    <style:font-face style:name="Tahoma1" svg:font-family="Tahoma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ＭＳ 明朝" style:font-family-asian="'ＭＳ 明朝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2S</meta:editing-duration>
    <meta:editing-cycles>16</meta:editing-cycles>
    <meta:generator>LibreOffice/5.4.1.2$Windows_x86 LibreOffice_project/ea7cb86e6eeb2bf3a5af73a8f7777ac570321527</meta:generator>
    <dc:date>2020-03-31T16:49:25.698000000</dc:date>
    <meta:document-statistic meta:table-count="0" meta:image-count="0" meta:object-count="0" meta:page-count="1" meta:paragraph-count="39" meta:word-count="555" meta:character-count="632" meta:non-whitespace-character-count="596"/>
    <meta:user-defined meta:name="Info 1"/>
    <meta:user-defined meta:name="Info 2"/>
    <meta:user-defined meta:name="Info 3"/>
    <meta:user-defined meta:name="Info 4"/>
  </office:meta>
</office:document-meta>
</file>